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officeooo:rsid="000b4b8a" officeooo:paragraph-rsid="000b4b8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7">
        <text:h text:style-name="P1" text:outline-level="3">General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7" meta:non-whitespace-character-count="7"/>
    <dc:date>2014-06-24T10:59:25.518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